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5.5521in"/>
    </style:style>
    <style:style style:name="Table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4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1771in"/>
    </style:style>
    <style:style style:name="Table2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it" fo:country="IT"/>
    </style:style>
    <style:style style:name="P2" style:family="paragraph" style:parent-style-name="Text_20_body">
      <style:text-properties fo:language="it" fo:country="IT" officeooo:rsid="000d027c" officeooo:paragraph-rsid="000d027c"/>
    </style:style>
    <style:style style:name="P3" style:family="paragraph" style:parent-style-name="Text_20_body">
      <style:text-properties fo:language="it" fo:country="IT" officeooo:rsid="00116b33" officeooo:paragraph-rsid="00116b33"/>
    </style:style>
    <style:style style:name="P4" style:family="paragraph" style:parent-style-name="Text_20_body">
      <style:text-properties fo:language="it" fo:country="IT" officeooo:rsid="00116b33" officeooo:paragraph-rsid="0012867a"/>
    </style:style>
    <style:style style:name="P5" style:family="paragraph" style:parent-style-name="Text_20_body">
      <style:text-properties fo:language="it" fo:country="IT" officeooo:rsid="0012867a" officeooo:paragraph-rsid="0012867a"/>
    </style:style>
    <style:style style:name="P6" style:family="paragraph" style:parent-style-name="Text_20_body">
      <style:text-properties fo:language="it" fo:country="IT" officeooo:rsid="0014ae99" officeooo:paragraph-rsid="0014ae99"/>
    </style:style>
    <style:style style:name="P7" style:family="paragraph" style:parent-style-name="Text_20_body">
      <style:text-properties fo:language="it" fo:country="IT" officeooo:rsid="0014ae99" officeooo:paragraph-rsid="001ab38d"/>
    </style:style>
    <style:style style:name="P8" style:family="paragraph" style:parent-style-name="Text_20_body">
      <style:text-properties fo:language="it" fo:country="IT" officeooo:rsid="00175dca" officeooo:paragraph-rsid="00175dca"/>
    </style:style>
    <style:style style:name="P9" style:family="paragraph" style:parent-style-name="Text_20_body">
      <style:paragraph-properties fo:line-height="100%"/>
      <style:text-properties fo:language="it" fo:country="IT" officeooo:rsid="00175dca" officeooo:paragraph-rsid="00175dca"/>
    </style:style>
    <style:style style:name="P10" style:family="paragraph" style:parent-style-name="Text_20_body">
      <style:text-properties fo:language="it" fo:country="IT" officeooo:rsid="001ab38d" officeooo:paragraph-rsid="001ab38d"/>
    </style:style>
    <style:style style:name="P11" style:family="paragraph" style:parent-style-name="Text_20_body">
      <style:text-properties officeooo:rsid="0014ae99" officeooo:paragraph-rsid="0014ae99"/>
    </style:style>
    <style:style style:name="P12" style:family="paragraph" style:parent-style-name="Text_20_body">
      <style:text-properties officeooo:paragraph-rsid="00175dca"/>
    </style:style>
    <style:style style:name="P13" style:family="paragraph" style:parent-style-name="Text_20_body">
      <style:text-properties officeooo:rsid="001ab38d" officeooo:paragraph-rsid="001ab38d"/>
    </style:style>
    <style:style style:name="P14" style:family="paragraph" style:parent-style-name="Text_20_body">
      <style:text-properties officeooo:rsid="001cc1be" officeooo:paragraph-rsid="001cc1be"/>
    </style:style>
    <style:style style:name="P15" style:family="paragraph" style:parent-style-name="Text_20_body">
      <style:text-properties officeooo:rsid="001cc1be" officeooo:paragraph-rsid="001d668d"/>
    </style:style>
    <style:style style:name="P16" style:family="paragraph" style:parent-style-name="Text_20_body">
      <style:text-properties officeooo:paragraph-rsid="001d668d"/>
    </style:style>
    <style:style style:name="P17" style:family="paragraph" style:parent-style-name="Text_20_body">
      <style:text-properties officeooo:rsid="001e7c84" officeooo:paragraph-rsid="001e7c84"/>
    </style:style>
    <style:style style:name="P18" style:family="paragraph" style:parent-style-name="Text_20_body">
      <style:text-properties officeooo:paragraph-rsid="001e7c84"/>
    </style:style>
    <style:style style:name="P19" style:family="paragraph" style:parent-style-name="Text_20_body">
      <style:text-properties style:font-name="Liberation Mono" fo:font-size="11pt" officeooo:paragraph-rsid="001e7c84" style:font-size-asian="11pt" style:font-size-complex="11pt"/>
    </style:style>
    <style:style style:name="P20" style:family="paragraph" style:parent-style-name="Text_20_body">
      <style:text-properties style:font-name="Liberation Mono" fo:font-size="11pt" officeooo:rsid="001e7c84" officeooo:paragraph-rsid="001e7c84" style:font-size-asian="11pt" style:font-size-complex="11pt"/>
    </style:style>
    <style:style style:name="P21" style:family="paragraph" style:parent-style-name="Text_20_body">
      <style:text-properties style:font-name="Liberation Mono" fo:font-size="11pt" officeooo:rsid="0025ccac" officeooo:paragraph-rsid="0025ccac" style:font-size-asian="11pt" style:font-size-complex="11pt"/>
    </style:style>
    <style:style style:name="P22" style:family="paragraph" style:parent-style-name="Text_20_body">
      <style:text-properties officeooo:rsid="001ea9ee" officeooo:paragraph-rsid="001ea9ee"/>
    </style:style>
    <style:style style:name="P23" style:family="paragraph" style:parent-style-name="Text_20_body">
      <style:text-properties officeooo:rsid="0028eba6" officeooo:paragraph-rsid="0028eba6"/>
    </style:style>
    <style:style style:name="P24" style:family="paragraph" style:parent-style-name="Table_20_Contents">
      <style:text-properties style:font-name="Liberation Sans1" officeooo:rsid="001e7c84" officeooo:paragraph-rsid="001e7c84" style:font-size-asian="10.5pt"/>
    </style:style>
    <style:style style:name="P25" style:family="paragraph" style:parent-style-name="Table_20_Contents">
      <style:text-properties style:font-name="Liberation Sans1" officeooo:rsid="0025ccac" officeooo:paragraph-rsid="0025ccac" style:font-size-asian="10.5pt"/>
    </style:style>
    <style:style style:name="P26" style:family="paragraph" style:parent-style-name="Table_20_Contents">
      <style:text-properties style:font-name="Liberation Sans1" officeooo:rsid="0028eba6" officeooo:paragraph-rsid="0028eba6" style:font-size-asian="10.5pt"/>
    </style:style>
    <style:style style:name="P27" style:family="paragraph" style:parent-style-name="Table_20_Contents">
      <style:text-properties style:font-name="Courier 10 Pitch" fo:font-size="10.5pt" officeooo:rsid="001ea9ee" officeooo:paragraph-rsid="001ea9ee" style:font-size-asian="10.5pt" style:font-size-complex="10.5pt"/>
    </style:style>
    <style:style style:name="P28" style:family="paragraph" style:parent-style-name="Table_20_Contents">
      <style:text-properties style:font-name="Courier 10 Pitch" fo:font-size="10.5pt" officeooo:rsid="001d668d" officeooo:paragraph-rsid="001ea9ee" style:font-size-asian="10.5pt" style:font-size-complex="10.5pt"/>
    </style:style>
    <style:style style:name="P29" style:family="paragraph" style:parent-style-name="Table_20_Contents">
      <style:text-properties style:font-name="Courier 10 Pitch" fo:font-size="10.5pt" officeooo:rsid="001e7c84" officeooo:paragraph-rsid="001ea9ee" style:font-size-asian="10.5pt" style:font-size-complex="10.5pt"/>
    </style:style>
    <style:style style:name="P30" style:family="paragraph" style:parent-style-name="Table_20_Contents">
      <style:text-properties style:font-name="Courier 10 Pitch" fo:font-size="10.5pt" officeooo:rsid="001ab38d" officeooo:paragraph-rsid="001ea9ee" style:font-size-asian="10.5pt" style:font-size-complex="10.5pt"/>
    </style:style>
    <style:style style:name="P31" style:family="paragraph" style:parent-style-name="Table_20_Contents">
      <style:text-properties style:font-name="Courier 10 Pitch" fo:font-size="10.5pt" officeooo:rsid="0027b3e0" officeooo:paragraph-rsid="0027b3e0" style:font-size-asian="10.5pt" style:font-size-complex="10.5pt"/>
    </style:style>
    <style:style style:name="P32" style:family="paragraph" style:parent-style-name="Table_20_Contents">
      <style:text-properties fo:font-size="10.5pt" style:font-size-asian="10.5pt" style:font-size-complex="10.5pt"/>
    </style:style>
    <style:style style:name="P33" style:family="paragraph" style:parent-style-name="Table_20_Contents">
      <style:text-properties fo:font-size="10.5pt" officeooo:paragraph-rsid="0020d9cf" style:font-size-asian="10.5pt" style:font-size-complex="10.5pt"/>
    </style:style>
    <style:style style:name="P34" style:family="paragraph" style:parent-style-name="Table_20_Contents">
      <style:text-properties fo:font-size="10.5pt" officeooo:rsid="0027b3e0" officeooo:paragraph-rsid="0027b3e0" style:font-size-asian="10.5pt" style:font-size-complex="10.5pt"/>
    </style:style>
    <style:style style:name="P35" style:family="paragraph" style:parent-style-name="User_20_Index_20_2">
      <style:text-properties officeooo:rsid="001c357a" officeooo:paragraph-rsid="001c357a"/>
    </style:style>
    <style:style style:name="P36" style:family="paragraph" style:parent-style-name="Text_20_body" style:list-style-name="L16">
      <style:text-properties officeooo:rsid="0014ae99" officeooo:paragraph-rsid="0014ae99"/>
    </style:style>
    <style:style style:name="P37" style:family="paragraph" style:parent-style-name="Text_20_body" style:list-style-name="L17">
      <style:text-properties officeooo:rsid="001cc1be" officeooo:paragraph-rsid="001cc1be"/>
    </style:style>
    <style:style style:name="P38" style:family="paragraph" style:parent-style-name="Text_20_body" style:list-style-name="L18">
      <style:text-properties officeooo:rsid="001e7c84" officeooo:paragraph-rsid="001e7c84"/>
    </style:style>
    <style:style style:name="P39" style:family="paragraph" style:parent-style-name="Text_20_body" style:list-style-name="L18">
      <style:text-properties officeooo:rsid="001ab38d" officeooo:paragraph-rsid="001e7c84"/>
    </style:style>
    <style:style style:name="P40" style:family="paragraph" style:parent-style-name="Text_20_body" style:list-style-name="L19">
      <style:text-properties officeooo:rsid="001c357a" officeooo:paragraph-rsid="001c357a"/>
    </style:style>
    <style:style style:name="P41" style:family="paragraph" style:parent-style-name="Text_20_body">
      <style:text-properties officeooo:rsid="002be054" officeooo:paragraph-rsid="002be054"/>
    </style:style>
    <style:style style:name="P42" style:family="paragraph" style:parent-style-name="Text_20_body" style:list-style-name="L20">
      <style:text-properties officeooo:rsid="002be054" officeooo:paragraph-rsid="002be054"/>
    </style:style>
    <style:style style:name="P43" style:family="paragraph" style:parent-style-name="Text_20_body" style:list-style-name="L20">
      <style:text-properties officeooo:rsid="002bfc21" officeooo:paragraph-rsid="002bfc21"/>
    </style:style>
    <style:style style:name="P44" style:family="paragraph" style:parent-style-name="Heading_20_2">
      <style:text-properties fo:language="it" fo:country="IT" officeooo:rsid="000d027c" officeooo:paragraph-rsid="000d027c"/>
    </style:style>
    <style:style style:name="P45" style:family="paragraph" style:parent-style-name="Heading_20_2">
      <style:text-properties officeooo:rsid="0014ae99" officeooo:paragraph-rsid="0014ae99"/>
    </style:style>
    <style:style style:name="P46" style:family="paragraph" style:parent-style-name="Heading_20_2" style:list-style-name="">
      <style:text-properties officeooo:rsid="00175dca" officeooo:paragraph-rsid="00175dca"/>
    </style:style>
    <style:style style:name="P47" style:family="paragraph" style:parent-style-name="Heading_20_2">
      <style:text-properties officeooo:rsid="001ab38d" officeooo:paragraph-rsid="001ab38d"/>
    </style:style>
    <style:style style:name="P48" style:family="paragraph" style:parent-style-name="Heading_20_2">
      <style:text-properties officeooo:rsid="001cc1be" officeooo:paragraph-rsid="001cc1be"/>
    </style:style>
    <style:style style:name="P49" style:family="paragraph" style:parent-style-name="Heading_20_2">
      <style:text-properties officeooo:rsid="002be054" officeooo:paragraph-rsid="002be054"/>
    </style:style>
    <style:style style:name="P50" style:family="paragraph" style:parent-style-name="Heading_20_2">
      <style:paragraph-properties fo:break-before="page"/>
      <style:text-properties officeooo:rsid="00175dca" officeooo:paragraph-rsid="00175dca"/>
    </style:style>
    <style:style style:name="P51" style:family="paragraph" style:parent-style-name="Heading_20_1">
      <style:text-properties fo:language="it" fo:country="IT"/>
    </style:style>
    <style:style style:name="P52" style:family="paragraph" style:parent-style-name="Heading_20_1">
      <style:text-properties fo:language="it" fo:country="IT" officeooo:rsid="0014ae99" officeooo:paragraph-rsid="0014ae99"/>
    </style:style>
    <style:style style:name="P53" style:family="paragraph" style:parent-style-name="Heading_20_1" style:list-style-name="">
      <style:text-properties officeooo:rsid="0012867a"/>
    </style:style>
    <style:style style:name="P54" style:family="paragraph" style:parent-style-name="Heading_20_1">
      <style:paragraph-properties fo:break-before="page"/>
      <style:text-properties officeooo:rsid="001ab38d" officeooo:paragraph-rsid="001ab38d"/>
    </style:style>
    <style:style style:name="P55" style:family="paragraph" style:parent-style-name="Table_20_Contents">
      <style:text-properties fo:font-size="10.5pt" officeooo:rsid="001d668d" officeooo:paragraph-rsid="0020d9cf" style:font-size-asian="10.5pt" style:font-size-complex="10.5pt"/>
    </style:style>
    <style:style style:name="P56" style:family="paragraph" style:parent-style-name="Table_20_Contents">
      <style:text-properties fo:font-size="10.5pt" officeooo:rsid="001ea9ee" officeooo:paragraph-rsid="0020d9cf" style:font-size-asian="10.5pt" style:font-size-complex="10.5pt"/>
    </style:style>
    <style:style style:name="P57" style:family="paragraph" style:parent-style-name="Heading_20_4">
      <style:text-properties officeooo:rsid="001e7c84" officeooo:paragraph-rsid="001e7c84"/>
    </style:style>
    <style:style style:name="P58" style:family="paragraph" style:parent-style-name="Heading_20_3">
      <style:text-properties officeooo:rsid="0028eba6" officeooo:paragraph-rsid="0028eba6"/>
    </style:style>
    <style:style style:name="P59" style:family="paragraph" style:parent-style-name="Heading_20_3">
      <style:text-properties officeooo:rsid="001d668d" officeooo:paragraph-rsid="001d668d"/>
    </style:style>
    <style:style style:name="P60" style:family="paragraph">
      <style:paragraph-properties fo:text-align="center"/>
    </style:style>
    <style:style style:name="P61" style:family="paragraph">
      <style:paragraph-properties fo:text-align="center"/>
      <style:text-properties fo:font-size="12pt"/>
    </style:style>
    <style:style style:name="P62" style:family="paragraph">
      <style:text-properties fo:font-size="12pt"/>
    </style:style>
    <style:style style:name="T1" style:family="text">
      <style:text-properties officeooo:rsid="001286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5dca" style:font-weight-asian="bold" style:font-weight-complex="bold"/>
    </style:style>
    <style:style style:name="T4" style:family="text">
      <style:text-properties officeooo:rsid="00161659"/>
    </style:style>
    <style:style style:name="T5" style:family="text">
      <style:text-properties officeooo:rsid="00175dca"/>
    </style:style>
    <style:style style:name="T6" style:family="text">
      <style:text-properties officeooo:rsid="00191576"/>
    </style:style>
    <style:style style:name="T7" style:family="text">
      <style:text-properties officeooo:rsid="001ab38d"/>
    </style:style>
    <style:style style:name="T8" style:family="text">
      <style:text-properties officeooo:rsid="001e7c84"/>
    </style:style>
    <style:style style:name="T9" style:family="text">
      <style:text-properties officeooo:rsid="001ea9ee"/>
    </style:style>
    <style:style style:name="T10" style:family="text">
      <style:text-properties fo:color="#800000" style:font-name="Courier 10 Pitch"/>
    </style:style>
    <style:style style:name="T11" style:family="text">
      <style:text-properties officeooo:rsid="0020d9cf"/>
    </style:style>
    <style:style style:name="T12" style:family="text">
      <style:text-properties officeooo:rsid="00263b34"/>
    </style:style>
    <style:style style:name="T13" style:family="text">
      <style:text-properties officeooo:rsid="002bfc21"/>
    </style:style>
    <style:style style:name="T14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0.2201in" fo:min-width="0.0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925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39in" fo:min-width="0.2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1543in" fo:min-width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vertical-align="middle" draw:auto-grow-height="false" fo:min-height="0.2138in" fo:min-width="0.0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5264in" fo:min-width="1.2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5154in" fo:min-width="1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d9e269" draw:textarea-horizontal-align="justify" draw:textarea-vertical-align="middle" draw:auto-grow-height="false" fo:min-height="0.5618in" fo:min-width="1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d9e269" draw:textarea-horizontal-align="justify" draw:textarea-vertical-align="middle" draw:auto-grow-height="false" fo:min-height="0.3327in" fo:min-width="1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e6e6e6" draw:textarea-horizontal-align="justify" draw:textarea-vertical-align="middle" draw:auto-grow-height="false" fo:min-height="0.3311in" fo:min-width="1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e6e6e6" draw:textarea-horizontal-align="justify" draw:textarea-vertical-align="middle" draw:auto-grow-height="false" fo:min-height="0.3311in" fo:min-width="0.5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NSA</text:h>
      <text:h text:style-name="P51" text:outline-level="1">Mir per l'indicizzazione ed il controllo di bilanci</text:h>
      <text:p text:style-name="P1"/>
      <text:h text:style-name="P44" text:outline-level="2">Introduzione</text:h>
      <text:p text:style-name="P5">L'applicazione e' per il cliente <text:span text:style-name="T2">NSA</text:span>.</text:p>
      <text:p text:style-name="P6"><text:span text:style-name="T7">P</text:span>roblemi da risolvere:</text:p>
      <text:p text:style-name="P7">- <text:span text:style-name="T3">Primo problema: </text:span><text:span text:style-name="T2">estrazione automatica del testo da </text:span><text:span text:style-name="T3">visure e moduli DM10</text:span><text:span text:style-name="T2"> (file PDF)</text:span>. Il problema e' l'estrazione del testo da file risultato di scannerizzazion<text:span text:style-name="T4">i</text:span> di documenti cartacei. In questo caso la qualita' <text:span text:style-name="T6">del testo estratto </text:span>puo' essere fortemente degradata (testo non allineato, font molto piccolo, molto rumore...).</text:p>
      <text:p text:style-name="P10">Per risolvere il problema, adesso e' possibile registrare plugins in punti topici del workflow di analisi: in questo modo la parte di image processing (image rescaling, quality enhancement e' gestita via plugins).</text:p>
      <text:p text:style-name="P7"><text:span text:style-name="T6">A valle di una corretta estrazione del testo si procede poi al </text:span>riconoscimento di alcuni campi (metadati) nel testo acquisito.</text:p>
      <text:p text:style-name="P8">I metadati che dobbiamo individuare sui moduli DM10 sono:</text:p>
      <text:p text:style-name="P9">- <text:s text:c="9"/>Codice fiscale</text:p>
      <text:p text:style-name="P9">- <text:s text:c="9"/>Matricola aziendale</text:p>
      <text:p text:style-name="P9">- <text:s text:c="9"/>Numero dipendenti</text:p>
      <text:p text:style-name="P9">- <text:s text:c="9"/>Forza Aziendale (ove presente)</text:p>
      <text:p text:style-name="P8"/>
      <text:p text:style-name="P9">I metadati che dobbiamo individuare sulle Visure sono i seguenti:</text:p>
      <text:p text:style-name="P9">- <text:s text:c="9"/>Ragione Sociale</text:p>
      <text:p text:style-name="P9">- <text:s text:c="9"/>Codice Fiscale</text:p>
      <text:p text:style-name="P9">- <text:s text:c="9"/>Partita IVA</text:p>
      <text:p text:style-name="P9">- <text:s text:c="9"/>Forma Giuridica</text:p>
      <text:p text:style-name="P9">- <text:s text:c="9"/>Stato attività (ove presente)</text:p>
      <text:p text:style-name="P9">- <text:s text:c="9"/>Data Costituzione</text:p>
      <text:p text:style-name="P9">- <text:s text:c="9"/>Data inizio attività</text:p>
      <text:p text:style-name="P9">- <text:s text:c="9"/>Sede legale</text:p>
      <text:p text:style-name="P9"><text:soft-page-break/>- <text:s text:c="9"/>Codice Ateco 2007</text:p>
      <text:p text:style-name="P9">- <text:s text:c="9"/>Provincia Registro Imprese</text:p>
      <text:p text:style-name="P9">- <text:s text:c="9"/>Data Iscrizione Registro Imprese</text:p>
      <text:p text:style-name="P9">- <text:s text:c="9"/>Numero Albo Artigiani (ove presente)</text:p>
      <text:p text:style-name="P9">- <text:s text:c="9"/>Capitale Sociale</text:p>
      <text:p text:style-name="P9">- <text:s text:c="9"/>Data estrazione visura</text:p>
      <text:p text:style-name="P9">- <text:s text:c="9"/>Elenco Amministratori (Nome, Cognome, Codice fiscale)</text:p>
      <text:p text:style-name="P9">- <text:s text:c="9"/>Elenco Soci (Nome, Cognome, Codice fiscale, Quota partecipazione,)</text:p>
      <text:p text:style-name="P9">- <text:s text:c="9"/>Elenco Sedi Secondarie (ove presenti)</text:p>
      <text:p text:style-name="P6"/>
      <text:p text:style-name="P2">- <text:span text:style-name="T3">Secondo problema: indicizzare bilanci ed eseguire ricerche configurabili sui bilanci</text:span><text:span text:style-name="T5">. La ricerca configurata calcola la rilevanza dei bilanci a fronte di una lista di parole chiave.</text:span></text:p>
      <text:p text:style-name="P4"><text:span text:style-name="T1">Il cliente ha fornito una prima lista di termini (ovviamente la lista deve essere configurabile)</text:span>:</text:p>
      <text:p text:style-name="P3">- <text:s text:c="7"/>Anticipo utili</text:p>
      <text:p text:style-name="P3">- <text:s text:c="7"/>Crediti diversi</text:p>
      <text:p text:style-name="P3">- <text:s text:c="7"/>Contenzioso</text:p>
      <text:p text:style-name="P3">- <text:s text:c="7"/>Leasing</text:p>
      <text:p text:style-name="P3">- <text:s text:c="7"/>Locazione finanziaria</text:p>
      <text:p text:style-name="P3">- <text:s text:c="7"/>Eventi di rilievo</text:p>
      <text:p text:style-name="P3">- <text:s text:c="7"/>Fatti di rilievo</text:p>
      <text:p text:style-name="P3">- <text:s text:c="7"/>Spese immobilizzate</text:p>
      <text:p text:style-name="P3">- <text:s text:c="7"/>Costi immobilizzati</text:p>
      <text:p text:style-name="P3">- <text:s text:c="7"/>Costi capitalizzati</text:p>
      <text:p text:style-name="P3">- <text:s text:c="7"/>Prelievo soci,</text:p>
      <text:p text:style-name="P3">- <text:s text:c="7"/>prelevamenti</text:p>
      <text:p text:style-name="P3">- <text:s text:c="7"/>Finanziamento soci</text:p>
      <text:p text:style-name="P3">- <text:s text:c="7"/>Rateizzazione</text:p>
      <text:p text:style-name="P3">- <text:s text:c="7"/>Spese capitalizzate</text:p>
      <text:p text:style-name="P3">- <text:s text:c="7"/>Confidi</text:p>
      <text:p text:style-name="P3">- <text:s text:c="7"/>Cofidi</text:p>
      <text:p text:style-name="P3"><text:soft-page-break/>- <text:s text:c="7"/>Debiti tributari</text:p>
      <text:p text:style-name="P3">- <text:s text:c="7"/>Debiti previdenziali</text:p>
      <text:p text:style-name="P3">- <text:s text:c="7"/>Spese personale capitalizzate</text:p>
      <text:p text:style-name="P3">- <text:s text:c="7"/>Crediti verso altri</text:p>
      <text:p text:style-name="P3">- <text:s text:c="7"/>Crediti verso soci</text:p>
      <text:p text:style-name="P3">- <text:s text:c="7"/>Factoring</text:p>
      <text:p text:style-name="Text_20_body">La lista di query e di termini e' configurata nel file di configurazione dell'applicazione.</text:p>
      <text:p text:style-name="Text_20_body"/>
      <text:p text:style-name="Text_20_body"/>
      <text:h text:style-name="P45" text:outline-level="2">Acquisizione documenti da analizzare</text:h>
      <text:p text:style-name="P11">L'acquisizione e' gestita in 3 diverse modalita':</text:p>
      <text:list xml:id="list7843610641515679040" text:style-name="L16">
        <text:list-item>
          <text:p text:style-name="P36"><text:span text:style-name="T2">File-system</text:span>: e' possibile configurare <text:span text:style-name="T6">diverse cartelle di acquisizione</text:span> (anche remot<text:span text:style-name="T6">e</text:span>) e la frequenza con la quale v<text:span text:style-name="T6">engono</text:span> accedut<text:span text:style-name="T6">e</text:span> alla ricerca di nuovi documenti da analizzare</text:p>
        </text:list-item>
        <text:list-item>
          <text:p text:style-name="P36"><text:span text:style-name="T2">Interfaccia web REST</text:span>: un servizio REST permette di segnalare un nuovo documento da analizzare <text:span text:style-name="T5">(modulo DM10, visura o bilancio)</text:span>. Il documento e' univocamente individuato da una URL e recurato in streaming per l'analisi. Il servizio non ritorna il risultato dell'analisi.</text:p>
        </text:list-item>
        <text:list-item>
          <text:p text:style-name="P36"><text:span text:style-name="T2">Coda</text:span> (RabbitMQ): e' possibile registrarsi ad una coda e notificare un nuovo documento da analizzare.</text:p>
        </text:list-item>
      </text:list>
      <text:p text:style-name="P11"/>
      <text:h text:style-name="Heading_20_2" text:outline-level="2">Recupero del risultato dell'analisi</text:h>
      <text:p text:style-name="P11">I risultati dell'ana<text:span text:style-name="T5">lisi (metadati per DM10/visure, rilevanza rispetto alla lista dei termini configurati per I bilanci) sono richiesti via API REST o restituiti su coda.</text:span></text:p>
      <text:p text:style-name="P11"/>
      <text:h text:style-name="P46" text:outline-level="2"/>
      <text:h text:style-name="P50" text:outline-level="2">Architettura ad Alto livello</text:h>
      <text:p text:style-name="P12"/>
      <text:p text:style-name="P12"/>
      <text:p text:style-name="P12"/>
      <text:p text:style-name="P12"><draw:rect text:anchor-type="paragraph" draw:z-index="0" draw:style-name="gr1" draw:text-style-name="P60" svg:width="0.6567in" svg:height="0.448in" svg:x="0.5528in" svg:y="-0.2563in"><text:p text:style-name="P60">REST</text:p><text:p text:style-name="P60">Server</text:p></draw:rect><draw:line text:anchor-type="paragraph" draw:z-index="9" draw:style-name="gr4" draw:text-style-name="P60" svg:x1="1.2091in" svg:y1="-0.0272in" svg:x2="1.8634in" svg:y2="0.3665in"><text:p/></draw:line><draw:line text:anchor-type="paragraph" draw:z-index="16" draw:style-name="gr7" draw:text-style-name="P60" svg:x1="1.2091in" svg:y1="-0.0583in" svg:x2="5.0402in" svg:y2="-0.0272in"><text:p/></draw:line><draw:line text:anchor-type="paragraph" draw:z-index="17" draw:style-name="gr8" draw:text-style-name="P60" svg:x1="3.6654in" svg:y1="-0.0272in" svg:x2="3.6654in" svg:y2="0.5618in"><text:p/></draw:line><draw:line text:anchor-type="paragraph" draw:z-index="18" draw:style-name="gr8" draw:text-style-name="P60" svg:x1="5.0402in" svg:y1="-0.0201in" svg:x2="5.0402in" svg:y2="0.5689in"><text:p/></draw:line></text:p>
      <text:p text:style-name="P12"><draw:custom-shape text:anchor-type="paragraph" draw:z-index="7" draw:style-name="gr3" draw:text-style-name="P60" svg:width="0.9276in" svg:height="0.3232in" svg:x="1.8634in" svg:y="-0.1291in"><text:p text:style-name="P60"><text:s/>Mir::Acq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style-name="gr4" draw:text-style-name="P60" svg:x1="2.7902in" svg:y1="0.0189in" svg:x2="3.2382in" svg:y2="0.4098in"><text:p/></draw:line></text:p>
      <text:p text:style-name="P12"><draw:custom-shape text:anchor-type="paragraph" draw:z-index="1" draw:style-name="gr2" draw:text-style-name="P60" svg:width="0.1358in" svg:height="0.2398in" svg:x="1.0945in" svg:y="0.2752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11" draw:style-name="gr3" draw:text-style-name="P60" svg:width="0.9276in" svg:height="0.3232in" svg:x="3.2382in" svg:y="-0.0925in"><text:p text:style-name="P60"><text:s/>Mir::Sto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" draw:style-name="gr4" draw:text-style-name="P60" svg:x1="2.7902in" svg:y1="0.3689in" svg:x2="3.2382in" svg:y2="0.0827in"><text:p/></draw:line><draw:custom-shape text:anchor-type="paragraph" draw:z-index="6" draw:style-name="gr3" draw:text-style-name="P60" svg:width="0.9276in" svg:height="0.3232in" svg:x="4.5984in" svg:y="-0.0854in"><text:p text:style-name="P60"><text:s/>Mir::I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style-name="gr5" svg:width="0.2087in" svg:height="0.263in" svg:x="4.2173in" svg:y="-0.0583in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15" draw:style-name="gr6" svg:width="0.2295in" svg:height="0.2906in" svg:x="5.5819in" svg:y="-0.0445in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P12"><draw:custom-shape text:anchor-type="paragraph" draw:z-index="2" draw:style-name="gr2" draw:text-style-name="P60" svg:width="0.1358in" svg:height="0.2398in" svg:x="0.9591in" svg:y="-0.052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3" draw:style-name="gr2" draw:text-style-name="P60" svg:width="0.1358in" svg:height="0.2398in" svg:x="0.9591in" svg:y="-0.052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5" draw:style-name="gr2" draw:text-style-name="P60" svg:width="0.1358in" svg:height="0.2398in" svg:x="0.8236in" svg:y="-0.052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4" draw:style-name="gr2" draw:text-style-name="P60" svg:width="0.1358in" svg:height="0.2398in" svg:x="0.6882in" svg:y="-0.052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8" draw:style-name="gr3" draw:text-style-name="P60" svg:width="0.9276in" svg:height="0.3232in" svg:x="1.8634in" svg:y="-0.1102in"><text:p text:style-name="P60"><text:s/>Mir::Acq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style-name="gr4" draw:text-style-name="P60" svg:x1="1.2299in" svg:y1="0.0638in" svg:x2="1.8843in" svg:y2="0.074in"><text:p/></draw:line><draw:line text:anchor-type="paragraph" draw:z-index="25" draw:style-name="gr8" draw:text-style-name="P61" svg:x1="5.0417in" svg:y1="-0.0898in" svg:x2="5.0417in" svg:y2="0.8776in"><text:p/></draw:line></text:p>
      <text:h text:style-name="Heading_20_1" text:outline-level="1"><draw:custom-shape text:anchor-type="paragraph" draw:z-index="19" draw:style-name="gr9" draw:text-style-name="P60" svg:width="0.1358in" svg:height="0.2335in" svg:x="1.1047in" svg:y="0.3425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20" draw:style-name="gr9" draw:text-style-name="P60" svg:width="0.1358in" svg:height="0.2335in" svg:x="0.9693in" svg:y="0.3425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21" draw:style-name="gr9" draw:text-style-name="P60" svg:width="0.1358in" svg:height="0.2335in" svg:x="0.9693in" svg:y="0.3425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22" draw:style-name="gr9" draw:text-style-name="P60" svg:width="0.1358in" svg:height="0.2335in" svg:x="0.6984in" svg:y="0.3425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23" draw:style-name="gr9" draw:text-style-name="P60" svg:width="0.1358in" svg:height="0.2335in" svg:x="0.8339in" svg:y="0.3425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h>
      <text:h text:style-name="Heading_20_1" text:outline-level="1"><draw:line text:anchor-type="paragraph" draw:z-index="24" draw:style-name="gr7" draw:text-style-name="P61" svg:x1="1.2087in" svg:y1="-0.0587in" svg:x2="5.0413in" svg:y2="-0.026in"><text:p/></draw:line></text:h>
      <text:h text:style-name="Heading_20_1" text:outline-level="1"/>
      <text:h text:style-name="P53" text:outline-level="1"/>
      <text:h text:style-name="P54" text:outline-level="1">One-shot balance analysis system</text:h>
      <text:h text:style-name="P47" text:outline-level="2">Descrizione – user requirements</text:h>
      <text:p text:style-name="P13">Il sistema fa l'analisi di un documento alla volta, restituendo via mail un report dei termini trovati, la loro cardinalita', in quali pagine sono stati trovati e allegando come attachments le pagine interessate come singoli file pdf.</text:p>
      <text:p text:style-name="P13"/>
      <text:h text:style-name="P48" text:outline-level="2">System Architecture</text:h>
      <text:p text:style-name="P14">Il sistema e' composto da 2 componenti principali:</text:p>
      <text:p text:style-name="P14"><draw:custom-shape text:anchor-type="paragraph" draw:z-index="26" draw:style-name="gr10" svg:width="1.2803in" svg:height="0.5835in" svg:x="2.1146in" svg:y="0.1075in"><text:p>Balance Analiz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style-name="gr11" svg:width="1.2504in" svg:height="0.5713in" svg:x="0.7189in" svg:y="0.1201in"><text:p>Balance Analizer </text:p><text:p>Web App Ser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style-name="gr12" svg:width="1.0004in" svg:height="0.7189in" svg:x="5.6146in" svg:y="0.0764in"><text:p><text:s/>Config DB</text:p><text:p>- mail settings</text:p><draw:enhanced-geometry svg:viewBox="0 0 88 21600" draw:glue-points="44 ?f6 44 0 0 10800 44 21600 88 10800" draw:text-areas="0 ?f6 88 ?f3" draw:type="can" draw:modifiers="3148.26254826255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0" draw:style-name="gr14" draw:text-style-name="P62" svg:width="1.4016in" svg:height="0.3661in" svg:x="4.0937in" svg:y="0.1598in"><text:p><text:span text:style-name="T14">Mir::Config::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14"/>
      <text:p text:style-name="P14"><draw:custom-shape text:anchor-type="paragraph" draw:z-index="29" draw:style-name="gr13" svg:width="1.0004in" svg:height="0.4252in" svg:x="5.6146in" svg:y="-0.1217in"><text:p><text:s/>Terms</text:p><draw:enhanced-geometry svg:viewBox="0 0 88 21600" draw:glue-points="44 ?f6 44 0 0 10800 44 21600 88 10800" draw:text-areas="0 ?f6 88 ?f3" draw:type="can" draw:modifiers="3148.26254826255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1" draw:style-name="gr15" draw:text-style-name="P62" svg:width="0.6189in" svg:height="0.3661in" svg:x="4.8646in" svg:y="-0.0965in"><text:p><text:span text:style-name="T14">Mir::I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<draw:custom-shape text:anchor-type="paragraph" draw:z-index="32" draw:style-name="gr13" svg:width="1.0004in" svg:height="0.4252in" svg:x="5.6146in" svg:y="0.0492in"><text:p><text:s/>Balance Index</text:p><draw:enhanced-geometry svg:viewBox="0 0 88 21600" draw:glue-points="44 ?f6 44 0 0 10800 44 21600 88 10800" draw:text-areas="0 ?f6 88 ?f3" draw:type="can" draw:modifiers="3148.26254826255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4"/>
      <text:list xml:id="list6784359464418973486" text:style-name="L17">
        <text:list-item>
          <text:p text:style-name="P37">Balance Analizer Web App Server (BAWAS): server web, gestisce la applicazione web usata dall'utente (Dancer App).</text:p>
        </text:list-item>
        <text:list-item>
          <text:p text:style-name="P37">Balance Analizer (BA): implementa la logica di analisi</text:p>
        </text:list-item>
      </text:list>
      <text:p text:style-name="P14"/>
      <text:p text:style-name="P15">La lista dei termini per la ricerca sono salvati su data store <text:span text:style-name="T9">in una sezione di configurazione, cosi' come I dati per l'accesso al server di posta e il percorso del template da usare per la mail</text:span>. I dati di accesso al data store sono contenuti in un file di configurazione unico passato ad entrambi I componenti.</text:p>
      <text:h text:style-name="Heading_20_3" text:outline-level="3"><text:span text:style-name="T12">NSA::</text:span>BA</text:h>
      <text:p text:style-name="P15">Il BA <text:span text:style-name="T9">espone la seguente API</text:span>:</text:p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index_doc {</text:p>
            <text:p text:style-name="P28"><text:s text:c="2"/>request_id,</text:p>
            <text:p text:style-name="P27"><text:s text:c="2"/>filepath,</text:p>
            <text:p text:style-name="P29"><text:s text:c="2"/>reindex,</text:p>
            <text:p text:style-name="P30"><text:s text:c="2"/>email</text:p>
            <text:p text:style-name="P27">}</text:p>
          </table:table-cell>
          <table:table-cell table:style-name="Table3.B1" office:value-type="string">
            <text:p text:style-name="P32">- se reindex_flag =&gt; GOTO index_doc()</text:p>
            <text:p text:style-name="P32">- cerca report per il documento passato (fingerprint da path).</text:p>
            <text:p text:style-name="P32">- se report non esiste =&gt; GOTO index_doc()</text:p>
            <text:p text:style-name="P32">- se report esiste controlla allora che la lista dei termini associati al report sia la stessa dei termini configurati, se diversa =&gt; GOTO index_doc()</text:p>
            <text:p text:style-name="P32"/>
            <text:p text:style-name="P33"><text:soft-page-break/>sub index_doc(): </text:p>
            <text:p text:style-name="P55"><text:s text:c="2"/>- apre il file, </text:p>
            <text:p text:style-name="P55"><text:s text:c="2"/>- estrae il testo di ogni singola pagina, </text:p>
            <text:p text:style-name="P33"><text:s text:c="2"/>- <text:span text:style-name="T11">indicizza il testo</text:span></text:p>
            <text:p text:style-name="P55"><text:s text:c="2"/>- calcola il rank rispetto alla lista dei termini, aggiorna doc indicizzato</text:p>
            <text:p text:style-name="P33"><text:s text:c="2"/>- prepara il report <text:span text:style-name="T11">e </text:span>aggiorna report associato al documento su data store</text:p>
            <text:p text:style-name="P56"><text:s text:c="2"/>- processa template email e spedisce email a destinatario</text:p>
          </table:table-cell>
        </table:table-row>
        <table:table-row>
          <table:table-cell table:style-name="Table3.A2" office:value-type="string">
            <text:p text:style-name="P27">terms</text:p>
          </table:table-cell>
          <table:table-cell table:style-name="Table3.B2" office:value-type="string">
            <text:p text:style-name="P32">Attr: pubblico usato per gestire lista termini</text:p>
          </table:table-cell>
        </table:table-row>
        <table:table-row>
          <table:table-cell table:style-name="Table3.A2" office:value-type="string">
            <text:p text:style-name="P31">config</text:p>
          </table:table-cell>
          <table:table-cell table:style-name="Table3.B3" office:value-type="string">
            <text:p text:style-name="P34">Attr: parametri di configurazione (gestiti via Mir::Config::Client). Tra questi:</text:p>
            <text:p text:style-name="P34">- mail_server</text:p>
            <text:p text:style-name="P34">- mail_user</text:p>
            <text:p text:style-name="P34">- mail_pass</text:p>
            <text:p text:style-name="P34">- template_path</text:p>
          </table:table-cell>
        </table:table-row>
      </table:table>
      <text:p text:style-name="P15"/>
      <text:h text:style-name="P58" text:outline-level="3">Gestione parametri di configurazione</text:h>
      <text:p text:style-name="P23">I parametri di configurazione sono tenuti nella section 'system' tag 'NSA' e il documento JSON corrispondente e' il seguente: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arametro </text:p>
          </table:table-cell>
          <table:table-cell table:style-name="Table1.A1" office:value-type="string">
            <text:p text:style-name="Table_20_Heading">Tipo</text:p>
          </table:table-cell>
          <table:table-cell table:style-name="Table1.C1" office:value-type="string">
            <text:p text:style-name="Table_20_Heading">Descrizione</text:p>
          </table:table-cell>
        </table:table-row>
        <table:table-row>
          <table:table-cell table:style-name="Table1.A2" office:value-type="string">
            <text:p text:style-name="P26">terms_file_path</text:p>
          </table:table-cell>
          <table:table-cell table:style-name="Table1.A2" office:value-type="string">
            <text:p text:style-name="P26">Str</text:p>
          </table:table-cell>
          <table:table-cell table:style-name="Table1.C2" office:value-type="string">
            <text:p text:style-name="P26">Percorso assoluto file contenente I query terms</text:p>
          </table:table-cell>
        </table:table-row>
        <table:table-row>
          <table:table-cell table:style-name="Table1.A2" office:value-type="string">
            <text:p text:style-name="P26">mail_server</text:p>
          </table:table-cell>
          <table:table-cell table:style-name="Table1.A2" office:value-type="string">
            <text:p text:style-name="P26">Str</text:p>
          </table:table-cell>
          <table:table-cell table:style-name="Table1.C2" office:value-type="string">
            <text:p text:style-name="P26">Indirizzo mail server</text:p>
          </table:table-cell>
        </table:table-row>
        <table:table-row>
          <table:table-cell table:style-name="Table1.A2" office:value-type="string">
            <text:p text:style-name="P26">mail_user</text:p>
          </table:table-cell>
          <table:table-cell table:style-name="Table1.A2" office:value-type="string">
            <text:p text:style-name="P26">Str</text:p>
          </table:table-cell>
          <table:table-cell table:style-name="Table1.C2" office:value-type="string">
            <text:p text:style-name="P26">Credenziali accesso al mail server</text:p>
          </table:table-cell>
        </table:table-row>
        <table:table-row>
          <table:table-cell table:style-name="Table1.A2" office:value-type="string">
            <text:p text:style-name="P26">mail_port</text:p>
          </table:table-cell>
          <table:table-cell table:style-name="Table1.A2" office:value-type="string">
            <text:p text:style-name="P26">Str</text:p>
          </table:table-cell>
          <table:table-cell table:style-name="Table1.C2" office:value-type="string">
            <text:p text:style-name="P26">Credenziali accesso al mail server. La password e' codificata in MD5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6"/>
          </table:table-cell>
        </table:table-row>
      </table:table>
      <text:p text:style-name="P23"/>
      <text:p text:style-name="P23"/>
      <text:h text:style-name="P49" text:outline-level="2">System architecture revisited...</text:h>
      <text:p text:style-name="P41">Forse e' possibile:</text:p>
      <text:list xml:id="list3097029283503838267" text:style-name="L20">
        <text:list-item>
          <text:p text:style-name="P42">definire un nuovo tipo di documento che includa anche il rank rispetto ad una lista di parole chiave</text:p>
        </text:list-item>
        <text:list-item>
          <text:p text:style-name="P42">gestire il workflow di indicizzazione via coda o documento mongo</text:p>
        </text:list-item>
        <text:list-item>
          <text:p text:style-name="P42">definire un paio di plugins a valle dell'indicizzazione che si occupino di:</text:p>
          <text:list>
            <text:list-item>
              <text:p text:style-name="P42">calcolare il rank del documento indicizzato a fronte della lista dei termini configurata <text:span text:style-name="T13">(tenendo conto del peso associato ad ogni termine)</text:span></text:p>
            </text:list-item>
            <text:list-item>
              <text:p text:style-name="P43">spedire report all'email address associato alla richiesta</text:p>
            </text:list-item>
          </text:list>
        </text:list-item>
      </text:list>
      <text:p text:style-name="P41"><text:soft-page-break/></text:p>
      <text:p text:style-name="P41"/>
      <text:p text:style-name="P23"/>
      <text:p text:style-name="P23"/>
      <text:p text:style-name="P23"/>
      <text:h text:style-name="P59" text:outline-level="3">Routes <text:span text:style-name="T12">NSA::</text:span>BAWAS</text:h>
      <text:p text:style-name="P16"/>
      <text:h text:style-name="P57" text:outline-level="4">Gestione lista termini</text:h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text:span text:style-name="T8">GET <text:s text:c="3"/></text:span>/<text:span text:style-name="T8">terms</text:span></text:p>
          </table:table-cell>
          <table:table-cell table:style-name="Table2.B1" office:value-type="string">
            <text:p text:style-name="P24">Ritorna lista termini configurata</text:p>
          </table:table-cell>
        </table:table-row>
        <table:table-row>
          <table:table-cell table:style-name="Table2.A2" office:value-type="string">
            <text:p text:style-name="P20">POST <text:s text:c="2"/>/terms/term </text:p>
          </table:table-cell>
          <table:table-cell table:style-name="Table2.B5" office:value-type="string">
            <text:p text:style-name="P24">Aggiunge un termine alla lista</text:p>
          </table:table-cell>
        </table:table-row>
        <table:table-row>
          <table:table-cell table:style-name="Table2.A2" office:value-type="string">
            <text:p text:style-name="P20">DELETE /terms/term</text:p>
          </table:table-cell>
          <table:table-cell table:style-name="Table2.B5" office:value-type="string">
            <text:p text:style-name="P24">Cancella un termine dalla lista</text:p>
          </table:table-cell>
        </table:table-row>
        <table:table-row>
          <table:table-cell table:style-name="Table2.A2" office:value-type="string">
            <text:p text:style-name="P21">POST <text:s text:c="2"/>/upload</text:p>
          </table:table-cell>
          <table:table-cell table:style-name="Table2.B5" office:value-type="string">
            <text:p text:style-name="P25">Post per l'upload su server di documento locale da indicizzare</text:p>
          </table:table-cell>
        </table:table-row>
        <table:table-row>
          <table:table-cell table:style-name="Table2.A2" office:value-type="string">
            <text:p text:style-name="P21">POST <text:s text:c="2"/>/analize</text:p>
          </table:table-cell>
          <table:table-cell table:style-name="Table2.B5" office:value-type="string">
            <text:p text:style-name="P25">Post per l'analisi del documento caricato. Input params:</text:p>
            <text:p text:style-name="P25">- filepath</text:p>
            <text:p text:style-name="P25">- dest. Email address</text:p>
            <text:p text:style-name="P25">- reindex flag</text:p>
          </table:table-cell>
        </table:table-row>
      </table:table>
      <text:p text:style-name="P18"/>
      <text:h text:style-name="P57" text:outline-level="4">Gestione analisi</text:h>
      <text:p text:style-name="P18"/>
      <text:p text:style-name="P17">Richiede in input:</text:p>
      <text:list xml:id="list175628362702638705" text:style-name="L18">
        <text:list-item>
          <text:p text:style-name="P38">url documento da caricare sul server</text:p>
        </text:list-item>
        <text:list-item>
          <text:p text:style-name="P39">email destinatario report</text:p>
        </text:list-item>
        <text:list-item>
          <text:p text:style-name="P39">doc reindex (flag)</text:p>
        </text:list-item>
      </text:list>
      <text:p text:style-name="P22">chiama il metodo <text:span text:style-name="T10">BAS::index_doc()</text:span> .</text:p>
      <text:p text:style-name="P13"/>
      <text:p text:style-name="P13"/>
      <text:h text:style-name="Heading_20_2" text:outline-level="2">Note</text:h>
      <text:list xml:id="list7451740130046430196" text:style-name="L19">
        <text:list-item>
          <text:p text:style-name="P40">Il computo occorrenze, pagine va gestito per ogni singolo termine della ricerca. Il <text:soft-page-break/>risultato (associato al termine ricercato) e' riportato nel documento. Se la lista dei termini cambia, viene calcolata l'occorrenza solo per I nuovi termini. Nel report vengono riportate le occorrenze solo per I termini configurati.</text:p>
        </text:list-item>
      </text:list>
      <text:p text:style-name="P35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7:44:11.444981401</meta:creation-date>
    <dc:date>2016-11-21T15:46:15.800990786</dc:date>
    <meta:editing-duration>PT6H42M31S</meta:editing-duration>
    <meta:editing-cycles>20</meta:editing-cycles>
    <meta:generator>LibreOffice/4.3.3.2$Linux_X86_64 LibreOffice_project/430m0$Build-2</meta:generator>
    <meta:document-statistic meta:table-count="3" meta:image-count="0" meta:object-count="0" meta:page-count="8" meta:paragraph-count="147" meta:word-count="1024" meta:character-count="6939" meta:non-whitespace-character-count="5691"/>
  </office:meta>
</office:document-meta>
</file>